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619e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4b99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1349" officeooo:paragraph-rsid="005b4f3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b4f35" officeooo:paragraph-rsid="005b4f3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0e809" officeooo:paragraph-rsid="0060e80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0e809" officeooo:paragraph-rsid="00619e5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79c02" officeooo:paragraph-rsid="00679c0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89ad9" officeooo:paragraph-rsid="00689ad9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619e55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601349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bd74e" officeooo:paragraph-rsid="006bd74e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bd74e" officeooo:paragraph-rsid="006bd74e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9ad9" officeooo:paragraph-rsid="00689ad9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79c02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9c02" officeooo:paragraph-rsid="00679c0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6bd74e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6ad18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b4f3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5633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70108" style:font-size-asian="12pt" style:font-weight-asian="bold" style:font-size-complex="12pt" style:font-weight-complex="bold"/>
    </style:style>
    <style:style style:name="T8" style:family="text">
      <style:text-properties officeooo:rsid="0035db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b4f35" style:font-weight-asian="bold" style:font-weight-complex="bold"/>
    </style:style>
    <style:style style:name="T11" style:family="text">
      <style:text-properties officeooo:rsid="00601349"/>
    </style:style>
    <style:style style:name="T12" style:family="text">
      <style:text-properties officeooo:rsid="0063a750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color="#c9211e" loext:opacity="100%" fo:font-weight="bold" officeooo:rsid="0063a750" style:font-weight-asian="bold" style:font-weight-complex="bold"/>
    </style:style>
    <style:style style:name="T15" style:family="text">
      <style:text-properties style:text-line-through-style="none" style:text-line-through-type="none" style:font-name="DejaVu Sans Condensed" fo:font-size="12pt" style:text-underline-style="none" fo:font-weight="normal" officeooo:rsid="006bd74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style:text-underline-style="none" fo:font-weight="bold" officeooo:rsid="006bd74e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8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C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4">3</text:span><text:span text:style-name="T2">0</text:span><text:span text:style-name="T7">7</text:span><text:span text:style-name="T1"> -</text:span><text:span text:style-name="T3"> </text:span><text:span text:style-name="T4">Flight </text:span><text:span text:style-name="T3">-</text:span><text:span text:style-name="T1"> </text:span><text:span text:style-name="T5">Navigation</text:span><text:span text:style-name="T6">, Add/Edit Sequence Point, TACAN</text:span></text:p>
      <text:p text:style-name="P6"/>
      <text:p text:style-name="P11">Select Sequence Point for navigation</text:p>
      <text:list text:style-name="L1">
        <text:list-item>
          <text:p text:style-name="P14">Go to main UFC menu (MENU button if not already there)</text:p>
        </text:list-item>
        <text:list-item>
          <text:p text:style-name="P14">Enter desired Sequence Point on UFC scratchpad, then press R1 OSB (PB 10)</text:p>
        </text:list-item>
      </text:list>
      <text:p text:style-name="P5"/>
      <text:p text:style-name="P9">Add/Edit a Sequence Point</text:p>
      <text:list text:style-name="L2">
        <text:list-item>
          <text:p text:style-name="P15"><text:span text:style-name="T14">IMPORTANT: </text:span><text:span text:style-name="T13">The currently selected Sequence Point (as shown on the UFC main menu) cannot be edited</text:span><text:span text:style-name="T11">;</text:span> select a different Sequence Point first.</text:p>
        </text:list-item>
      </text:list>
      <text:list xml:id="list162374302" text:style-name="L3">
        <text:list-item>
          <text:p text:style-name="P16">From main menu on UFC, press R1 OSB (PB 10) to go to Sequence Point menu.</text:p>
        </text:list-item>
        <text:list-item>
          <text:p text:style-name="P16"><text:span text:style-name="T9">Select Sequence Point to edit</text:span> by entering number on scratchpad and then press <text:span text:style-name="T9">L1 OSB</text:span><text:span text:style-name="T12">,</text:span> or press L1 OSB with nothing on scratchpad to increment through the Sequence Points in the current route.</text:p>
        </text:list-item>
      </text:list>
      <text:list text:style-name="L4">
        <text:list-item>
          <text:list>
            <text:list-item>
              <text:p text:style-name="P18"><text:span text:style-name="T9">Create a new Sequence Point</text:span> by entering a number that is not already assigned as a Sequence Point.<text:span text:style-name="T11"> <text:s/>It will start with all zeros for lat/long and elevation.</text:span></text:p>
            </text:list-item>
          </text:list>
        </text:list-item>
      </text:list>
      <text:list xml:id="list94710621054974" text:continue-list="list162374302" text:style-name="L3">
        <text:list-item>
          <text:p text:style-name="P26"><text:span text:style-name="T15">Enter point in </text:span><text:span text:style-name="T16">lat/long DDM format</text:span><text:span text:style-name="T15">:</text:span></text:p>
          <text:list>
            <text:list-item>
              <text:p text:style-name="P16">Enter <text:span text:style-name="T9">Northing</text:span> on scratchpad: <text:span text:style-name="T9">SHF</text:span> button, then <text:span text:style-name="T9">2 for N</text:span> or <text:span text:style-name="T9">8 for S</text:span>, then <text:span text:style-name="T9">DDMM.MMM</text:span><text:span text:style-name="T11"> (decimal point optional, will be filled in automatically)</text:span>, then press <text:span text:style-name="T9">L2 OSB</text:span> to enter.</text:p>
            </text:list-item>
            <text:list-item>
              <text:p text:style-name="P17">Enter <text:span text:style-name="T9">Easting</text:span> on scratchpad: <text:span text:style-name="T9">SHF</text:span> button, then <text:span text:style-name="T9">4 for W</text:span> or <text:span text:style-name="T9">6 for E</text:span>, then <text:span text:style-name="T9">DDDMM.MMM</text:span><text:span text:style-name="T11"> (leading zero required; decimal point optional, will be filled in automatically)</text:span>, then press <text:span text:style-name="T9">L3 OSB</text:span> to enter.</text:p>
            </text:list-item>
            <text:list-item>
              <text:p text:style-name="P16">Enter <text:span text:style-name="T9">altitude in ft</text:span> on scratchpad, then press <text:span text:style-name="T9">R4 OSB</text:span> to enter.</text:p>
            </text:list-item>
          </text:list>
        </text:list-item>
        <text:list-item>
          <text:p text:style-name="P26"><text:span text:style-name="T15">Or enter point in </text:span><text:span text:style-name="T16">UTM/MGRS format</text:span><text:span text:style-name="T15">:</text:span></text:p>
          <text:list>
            <text:list-item>
              <text:p text:style-name="P20">Press <text:span text:style-name="T9">L4 OSB</text:span> on UFC to toggle LAT/LONG to <text:span text:style-name="T9">UTM</text:span> mode.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1">Leading grid square designation is shown next to L2 OSB.</text:p>
                </text:list-item>
                <text:list-item>
                  <text:p text:style-name="P21">Elevation is shown next to R4 OSB, and can only be edited on this screen.</text:p>
                </text:list-item>
              </text:list>
            </text:list-item>
          </text:list>
        </text:list-item>
      </text:list>
      <text:list xml:id="list94709967631022" text:continue-list="list94710621054974" text:style-name="L3">
        <text:list-item>
          <text:list>
            <text:list-item>
              <text:p text:style-name="P20">Press <text:span text:style-name="T9">PROGRAM OSB</text:span> (<text:span text:style-name="T9">R3 OSB</text:span>) to edit the location.</text:p>
            </text:list-item>
            <text:list-item>
              <text:p text:style-name="P20">To change <text:span text:style-name="T9">leading grid square designation</text:span>, press <text:span text:style-name="T9">L2 OSB</text:span> to move "<text:span text:style-name="T9">:</text:span>" cursor to each part of the designation, then press <text:span text:style-name="T9">INCR/DECR OSBs</text:span> (<text:span text:style-name="T9">L4/R4 OSBs</text:span>) to increase/decrease that part.</text:p>
            </text:list-item>
            <text:list-item>
              <text:p text:style-name="P20">To change <text:span text:style-name="T9">location numbers</text:span>, enter new grid digits in scratchpad (must be an even number of digits, up to 10), then press <text:span text:style-name="T9">L3 OSB</text:span> to enter.</text:p>
            </text:list-item>
            <text:list-item>
              <text:p text:style-name="P20">Press <text:span text:style-name="T9">PROGRAM OSB</text:span> (<text:span text:style-name="T9">R3 OSB</text:span>) to exit editing.</text:p>
            </text:list-item>
            <text:list-item>
              <text:p text:style-name="P20">Enter <text:span text:style-name="T10">altitude in ft</text:span> on scratchpad, then press <text:span text:style-name="T9">R4 OSB</text:span> to enter.</text:p>
            </text:list-item>
          </text:list>
        </text:list-item>
      </text:list>
      <text:p text:style-name="P4"/>
      <text:p text:style-name="P9">Change Steer Point to Target Point (NAV designation) or vice versa</text:p>
      <text:list text:style-name="L6">
        <text:list-item>
          <text:p text:style-name="P19"><text:span text:style-name="T12">On</text:span> <text:span text:style-name="T12">UFC </text:span>main menu, press <text:span text:style-name="T9">R1 OSB</text:span> to go to Sequence Point menu.</text:p>
        </text:list-item>
        <text:list-item>
          <text:p text:style-name="P19"><text:span text:style-name="T9">Select Sequence Point to edit</text:span> by entering number on scratchpad and then press <text:span text:style-name="T9">L1 OSB</text:span><text:span text:style-name="T12">,</text:span> or press L1 OSB with nothing on scratchpad to increment through the Sequence Points in the current route.</text:p>
        </text:list-item>
        <text:list-item>
          <text:p text:style-name="P19">To change <text:span text:style-name="T9">Steer Point to Target Point</text:span>, enter the Sequence Point number <text:span text:style-name="T9">followed by a dot "."</text:span>, then press <text:span text:style-name="T9">L1 OSB</text:span> to rename the Sequence Point.</text:p>
        </text:list-item>
        <text:list-item>
          <text:p text:style-name="P19">To change <text:span text:style-name="T9">Target Point to Steer Point</text:span>, enter Sequence Point number with <text:span text:style-name="T9">no dot</text:span> after it, then press <text:span text:style-name="T9">L1 OSB</text:span> to rename the Sequence Point.</text:p>
        </text:list-item>
      </text:list>
      <text:p text:style-name="P4"/>
      <text:p text:style-name="P13">Make a Target Point in the Mission Editor</text:p>
      <text:list text:style-name="L7">
        <text:list-item>
          <text:p text:style-name="P22">After making a waypoint, set the <text:span text:style-name="T9">Name</text:span> field to "<text:span text:style-name="T9">#T</text:span>".</text:p>
        </text:list-item>
      </text:list>
      <text:p text:style-name="P7"/>
      <text:p text:style-name="P10">TACAN navigation</text:p>
      <text:list text:style-name="L8">
        <text:list-item>
          <text:p text:style-name="P23">On UFC main menu, enter TACAN station on scratchpad, then press <text:span text:style-name="T9">L2 OSB</text:span> to enter.</text:p>
        </text:list-item>
        <text:list-item>
          <text:p text:style-name="P23">Press <text:span text:style-name="T9">L2 OSB</text:span> again to go to TACAN menu and set options for mode and channel.</text:p>
        </text:list-item>
        <text:list-item>
          <text:p text:style-name="P23">On <text:span text:style-name="T9">HSI</text:span> page:</text:p>
          <text:list>
            <text:list-item>
              <text:p text:style-name="P23">TACAN station location and bearing are shown in green.</text:p>
            </text:list-item>
            <text:list-item>
              <text:p text:style-name="P23">To get steering information to TACAN, set <text:span text:style-name="T12">steering</text:span> mode to <text:span text:style-name="T9">TCN</text:span> (<text:span text:style-name="T9">B1 OSB</text:span>).</text:p>
            </text:list-item>
            <text:list-item>
              <text:p text:style-name="P23">Toggle <text:span text:style-name="T9">CDI</text:span>/<text:span text:style-name="T9">PLAN</text:span> symbology with <text:span text:style-name="T9">T1 OSB</text:span>. <text:s/><text:span text:style-name="T9">CDI</text:span> gives full Course Deviation Indicator symbology, <text:span text:style-name="T9">PLAN</text:span> gives a simplified view.</text:p>
            </text:list-item>
          </text:list>
        </text:list-item>
      </text:list>
      <text:p text:style-name="P8"/>
      <text:p text:style-name="P12">Set a Course to a Sequence Point</text:p>
      <text:list text:style-name="L9">
        <text:list-item>
          <text:p text:style-name="P25">Select Sequence Point you want to navigate to.</text:p>
        </text:list-item>
        <text:list-item>
          <text:p text:style-name="P25">On <text:span text:style-name="T9">HSI</text:span> page, press <text:span text:style-name="T9">B1 OSB</text:span> to toggle <text:span text:style-name="T9">TCN</text:span>/<text:span text:style-name="T9">CRS</text:span> to <text:span text:style-name="T9">CRS</text:span>.</text:p>
        </text:list-item>
        <text:list-item>
          <text:p text:style-name="P25">Set desired course with <text:span text:style-name="T9">R1</text:span> and <text:span text:style-name="T9">R2 OSBs</text:span>, or enter course on scratchpad and press either <text:span text:style-name="T9">R1</text:span> or <text:span text:style-name="T9">R2 OSBs</text:span>.</text:p>
        </text:list-item>
        <text:list-item>
          <text:p text:style-name="P24">Toggle <text:span text:style-name="T9">CDI</text:span>/<text:span text:style-name="T9">PLAN</text:span> symbology with <text:span text:style-name="T9">T1 OSB</text:span>. <text:s/><text:span text:style-name="T9">CDI</text:span> gives full Course Deviation Indicator symbology, <text:span text:style-name="T9">PLAN</text:span> gives a simplified vie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18T09:47:08.929000000</dc:date>
    <meta:editing-duration>P3DT12H56M59S</meta:editing-duration>
    <meta:editing-cycles>8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7" meta:word-count="666" meta:character-count="3543" meta:non-whitespace-character-count="2955"/>
  </office:meta>
</office:document-meta>
</file>